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4b1f6f" draw:textarea-horizontal-align="justify" draw:textarea-vertical-align="middle" draw:auto-grow-height="false" fo:min-height="1.845cm" fo:min-width="1.801cm"/>
    </style:style>
    <style:style style:name="gr2" style:family="graphic" style:parent-style-name="standard">
      <style:graphic-properties svg:stroke-color="#111111" draw:fill-color="#006600" draw:textarea-horizontal-align="justify" draw:textarea-vertical-align="middle" draw:auto-grow-height="false" fo:min-height="0.55cm" fo:min-width="2.5cm"/>
    </style:style>
    <style:style style:name="gr3" style:family="graphic" style:parent-style-name="standard">
      <style:graphic-properties svg:stroke-color="#111111" draw:textarea-horizontal-align="justify" draw:textarea-vertical-align="middle" draw:auto-grow-height="false" fo:min-height="1.152cm" fo:min-width="3.855cm"/>
    </style:style>
    <style:style style:name="gr4" style:family="graphic" style:parent-style-name="standard">
      <style:graphic-properties draw:fill-color="#006600" draw:textarea-horizontal-align="justify" draw:textarea-vertical-align="middle" draw:auto-grow-height="false" fo:min-height="0.7cm" fo:min-width="2.8cm"/>
    </style:style>
    <style:style style:name="gr5" style:family="graphic" style:parent-style-name="standard">
      <style:graphic-properties svg:stroke-color="#111111" draw:fill-color="#808080" draw:textarea-horizontal-align="justify" draw:textarea-vertical-align="middle" draw:auto-grow-height="false" fo:min-height="1.35cm" fo:min-width="3.537cm"/>
    </style:style>
    <style:style style:name="gr6" style:family="graphic" style:parent-style-name="standard">
      <style:graphic-properties draw:fill-color="#006600" draw:textarea-horizontal-align="justify" draw:textarea-vertical-align="middle" draw:auto-grow-height="false" fo:min-height="1.05cm" fo:min-width="3cm"/>
    </style:style>
    <style:style style:name="gr7" style:family="graphic" style:parent-style-name="standard">
      <style:graphic-properties svg:stroke-color="#111111" draw:fill-color="#eeeeee" draw:textarea-horizontal-align="justify" draw:textarea-vertical-align="middle" draw:auto-grow-height="false" fo:min-height="1.35cm" fo:min-width="3.9cm"/>
    </style:style>
    <style:style style:name="gr8" style:family="graphic" style:parent-style-name="standard">
      <style:graphic-properties svg:stroke-color="#111111" draw:fill-color="#999999" draw:textarea-horizontal-align="justify" draw:textarea-vertical-align="middle" draw:auto-grow-height="false" fo:min-height="1.15cm" fo:min-width="4.9cm"/>
    </style:style>
    <style:style style:name="gr9" style:family="graphic" style:parent-style-name="standard">
      <style:graphic-properties svg:stroke-color="#111111" draw:fill-color="#4b1f6f" draw:textarea-horizontal-align="justify" draw:textarea-vertical-align="middle" draw:auto-grow-height="false" fo:min-height="1.15cm" fo:min-width="2.9cm"/>
    </style:style>
    <style:style style:name="gr10" style:family="graphic" style:parent-style-name="standard">
      <style:graphic-properties svg:stroke-color="#111111" draw:fill-color="#4b1f6f" draw:textarea-horizontal-align="justify" draw:textarea-vertical-align="middle" draw:auto-grow-height="false" fo:min-height="1.15cm" fo:min-width="3.1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111111" draw:fill-color="#111111" draw:textarea-horizontal-align="justify" draw:textarea-vertical-align="middle" draw:auto-grow-height="false" fo:min-height="1.162cm" fo:min-width="4.37cm"/>
    </style:style>
    <style:style style:name="gr13" style:family="graphic" style:parent-style-name="standard">
      <style:graphic-properties svg:stroke-color="#111111" draw:textarea-horizontal-align="justify" draw:textarea-vertical-align="middle" draw:auto-grow-height="false" fo:min-height="0.81cm" fo:min-width="1.846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232cm" fo:min-width="4.28cm"/>
    </style:style>
    <style:style style:name="gr15" style:family="graphic" style:parent-style-name="standard">
      <style:graphic-properties svg:stroke-color="#000000" draw:fill-color="#006600" draw:textarea-horizontal-align="justify" draw:textarea-vertical-align="middle" draw:auto-grow-height="false" fo:min-height="1cm" fo:min-width="2.8cm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-color="#0066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-color="#111111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3.253cm" svg:height="2.963cm" svg:x="16.7cm" svg:y="1.037cm">
          <text:p text:style-name="P1">./MITM.sh</text:p>
          <text:p text:style-name="P1">#!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6cm" svg:height="1.6cm" svg:x="7.8cm" svg:y="4.5cm">
          <text:p text:style-name="P1">Instalar PKG’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4.355cm" svg:height="1.402cm" svg:x="1.345cm" svg:y="3.298cm">
          <text:p text:style-name="P1">Analisar PKG’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5" draw:id="id5" draw:layer="layout" svg:width="6.6cm" svg:height="1.9cm" svg:x="5.6cm" svg:y="12.1cm">
          <text:p text:style-name="P1">Visualizar IP rou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7" draw:id="id7" draw:layer="layout" svg:width="4.037cm" svg:height="1.6cm" svg:x="1.2cm" svg:y="14.1cm">
          <text:p text:style-name="P1">Route -n</text:p>
          <text:p text:style-name="P1">#!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3" xml:id="id6" draw:id="id6" draw:layer="layout" svg:width="7cm" svg:height="2.6cm" svg:x="10.4cm" svg:y="15.6cm">
          <text:p text:style-name="P1">Selecionar Iface Ne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10" draw:id="id10" draw:layer="layout" svg:width="4.4cm" svg:height="1.6cm" svg:x="11.5cm" svg:y="19.8cm">
          <text:p text:style-name="P1">Inserir IP rou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xml:id="id4" draw:id="id4" draw:layer="layout" svg:width="5.4cm" svg:height="1.4cm" svg:x="14.3cm" svg:y="6.5cm">
          <text:p text:style-name="P1">Apt-get install pkg</text:p>
          <text:p text:style-name="P1">#!</text:p>
          <draw:enhanced-geometry svg:viewBox="0 0 21600 21600" draw:type="rectangle" draw:enhanced-path="M 0 0 L 21600 0 21600 21600 0 21600 0 0 Z N"/>
        </draw:custom-shape>
        <draw:custom-shape draw:style-name="gr9" draw:text-style-name="P2" xml:id="id9" draw:id="id9" draw:layer="layout" svg:width="3.4cm" svg:height="1.4cm" svg:x="7.4cm" svg:y="17.9cm">
          <text:p text:style-name="P1">Cabead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3.6cm" svg:height="1.4cm" svg:x="16.4cm" svg:y="17.8cm">
          <text:p text:style-name="P1">Wireless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6.7cm" svg:y1="2.519cm" svg:x2="3.523cm" svg:y2="3.298cm" draw:start-shape="id1" draw:start-glue-point="6" draw:end-shape="id2" draw:end-glue-point="4" svg:d="M16700 2519h-13177v779" svg:viewBox="0 0 13178 780">
          <text:p/>
        </draw:connector>
        <draw:connector draw:style-name="gr11" draw:text-style-name="P1" draw:layer="layout" svg:x1="5.7cm" svg:y1="3.999cm" svg:x2="10.8cm" svg:y2="4.5cm" draw:start-shape="id2" draw:start-glue-point="7" draw:end-shape="id3" draw:end-glue-point="4" svg:d="M5700 3999h5100v501" svg:viewBox="0 0 5101 502">
          <text:p/>
        </draw:connector>
        <draw:connector draw:style-name="gr11" draw:text-style-name="P1" draw:layer="layout" svg:x1="13.8cm" svg:y1="5.3cm" svg:x2="17cm" svg:y2="6.5cm" draw:start-shape="id3" draw:start-glue-point="7" draw:end-shape="id4" draw:end-glue-point="0" svg:d="M13800 5300h3200v1200" svg:viewBox="0 0 3201 1201">
          <text:p/>
        </draw:connector>
        <draw:connector draw:style-name="gr11" draw:text-style-name="P1" draw:layer="layout" svg:x1="12.2cm" svg:y1="13.05cm" svg:x2="13.9cm" svg:y2="15.6cm" draw:start-shape="id5" draw:start-glue-point="7" draw:end-shape="id6" draw:end-glue-point="4" svg:d="M12200 13050h1700v2550" svg:viewBox="0 0 1701 2551">
          <text:p/>
        </draw:connector>
        <draw:connector draw:style-name="gr11" draw:text-style-name="P1" draw:layer="layout" svg:x1="5.6cm" svg:y1="13.05cm" svg:x2="3.219cm" svg:y2="14.1cm" draw:start-shape="id5" draw:start-glue-point="5" draw:end-shape="id7" draw:end-glue-point="4" svg:d="M5600 13050h-2381v1050" svg:viewBox="0 0 2382 1051">
          <text:p/>
        </draw:connector>
        <draw:connector draw:style-name="gr11" draw:text-style-name="P1" draw:layer="layout" svg:x1="17.4cm" svg:y1="16.9cm" svg:x2="18.2cm" svg:y2="17.8cm" draw:start-shape="id6" draw:start-glue-point="7" draw:end-shape="id8" draw:end-glue-point="0" svg:d="M17400 16900h800v900" svg:viewBox="0 0 801 901">
          <text:p/>
        </draw:connector>
        <draw:connector draw:style-name="gr11" draw:text-style-name="P1" draw:layer="layout" svg:x1="10.4cm" svg:y1="16.9cm" svg:x2="9.1cm" svg:y2="17.9cm" draw:start-shape="id6" draw:start-glue-point="5" draw:end-shape="id9" draw:end-glue-point="4" svg:d="M10400 16900h-1300v1000" svg:viewBox="0 0 1301 1001">
          <text:p/>
        </draw:connector>
        <draw:connector draw:style-name="gr11" draw:text-style-name="P1" draw:layer="layout" svg:x1="9.1cm" svg:y1="19.3cm" svg:x2="11.5cm" svg:y2="20.6cm" draw:start-shape="id9" draw:start-glue-point="6" draw:end-shape="id10" draw:end-glue-point="5" svg:d="M9100 19300v1300h2400" svg:viewBox="0 0 2401 1301">
          <text:p/>
        </draw:connector>
        <draw:connector draw:style-name="gr11" draw:text-style-name="P1" draw:layer="layout" svg:x1="18.2cm" svg:y1="19.2cm" svg:x2="15.9cm" svg:y2="20.6cm" draw:start-shape="id8" draw:start-glue-point="2" draw:end-shape="id10" draw:end-glue-point="7" svg:d="M18200 19200v1400h-2300" svg:viewBox="0 0 2301 1401">
          <text:p/>
        </draw:connector>
        <draw:connector draw:style-name="gr11" draw:text-style-name="P1" draw:layer="layout" svg:x1="17cm" svg:y1="7.9cm" svg:x2="8.9cm" svg:y2="12.1cm" draw:start-shape="id4" draw:start-glue-point="2" draw:end-shape="id5" draw:end-glue-point="4" svg:d="M17000 7900v2100h-8100v2100" svg:viewBox="0 0 8101 4201">
          <text:p/>
        </draw:connector>
        <draw:connector draw:style-name="gr11" draw:text-style-name="P1" draw:layer="layout" svg:x1="5.237cm" svg:y1="14.9cm" svg:x2="13.9cm" svg:y2="15.6cm" draw:start-shape="id7" draw:start-glue-point="7" draw:end-shape="id6" draw:end-glue-point="4" svg:d="M5237 14900h8663v700" svg:viewBox="0 0 8664 701">
          <text:p/>
        </draw:connector>
        <draw:connector draw:style-name="gr11" draw:text-style-name="P1" draw:layer="layout" svg:x1="7.8cm" svg:y1="5.3cm" svg:x2="5.6cm" svg:y2="6.6cm" draw:start-shape="id3" draw:start-glue-point="5" draw:end-shape="id11" draw:end-glue-point="4" svg:d="M7800 5300h-2200v1300" svg:viewBox="0 0 2201 1301">
          <text:p/>
        </draw:connector>
        <draw:custom-shape draw:style-name="gr12" draw:text-style-name="P7" xml:id="id13" draw:id="id13" draw:layer="layout" svg:width="5.4cm" svg:height="2cm" svg:x="1.1cm" svg:y="26.5cm">
          <text:p text:style-name="P1">Attack na RED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" draw:layer="layout" svg:x1="13.7cm" svg:y1="21.4cm" svg:x2="10.5cm" svg:y2="22.8cm" draw:start-shape="id10" draw:start-glue-point="6" draw:end-shape="id12" draw:end-glue-point="4" svg:d="M13700 21400v701h-3200v699" svg:viewBox="0 0 3201 1401">
          <text:p/>
        </draw:connector>
        <draw:custom-shape draw:style-name="gr13" draw:text-style-name="P1" xml:id="id11" draw:id="id11" draw:layer="layout" svg:width="2.6cm" svg:height="1.5cm" svg:x="4.3cm" svg:y="6.6cm">
          <text:p text:style-name="P1">Fims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" draw:layer="layout" svg:x1="3.523cm" svg:y1="4.7cm" svg:x2="8.9cm" svg:y2="12.1cm" draw:start-shape="id2" draw:start-glue-point="6" draw:end-shape="id5" draw:end-glue-point="4" svg:d="M3523 4700v3701h5377v3699" svg:viewBox="0 0 5378 7401">
          <text:p/>
        </draw:connector>
        <draw:connector draw:style-name="gr11" draw:text-style-name="P1" draw:layer="layout" svg:x1="3.8cm" svg:y1="26.5cm" svg:x2="7.2cm" svg:y2="24.05cm" draw:start-shape="id13" draw:start-glue-point="4" draw:end-shape="id12" draw:end-glue-point="5" svg:d="M3800 26500v-2450h3400" svg:viewBox="0 0 3401 2451">
          <text:p/>
        </draw:connector>
        <draw:custom-shape draw:style-name="gr14" draw:text-style-name="P8" xml:id="id14" draw:id="id14" draw:layer="layout" svg:width="5.3cm" svg:height="2.1cm" svg:x="14.6cm" svg:y="26.5cm">
          <text:p text:style-name="P1">Attack no ALV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1" draw:layer="layout" svg:x1="13.8cm" svg:y1="24.05cm" svg:x2="17.25cm" svg:y2="26.5cm" draw:start-shape="id12" draw:start-glue-point="7" draw:end-shape="id14" draw:end-glue-point="4" svg:d="M13800 24050h3450v2450" svg:viewBox="0 0 3451 2451">
          <text:p/>
        </draw:connector>
        <draw:custom-shape draw:style-name="gr15" draw:text-style-name="P3" xml:id="id12" draw:id="id12" draw:layer="layout" svg:width="6.6cm" svg:height="2.5cm" svg:x="7.2cm" svg:y="22.8cm">
          <text:p text:style-name="P1">Inserir IP Alv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09:15:55.993177848</meta:creation-date>
    <dc:date>2017-02-09T17:25:01.059369151</dc:date>
    <meta:editing-duration>PT3H57M1S</meta:editing-duration>
    <meta:editing-cycles>11</meta:editing-cycles>
    <meta:generator>LibreOffice/5.1.4.2$Linux_X86_64 LibreOffice_project/10m0$Build-2</meta:generator>
    <meta:document-statistic meta:object-count="30"/>
  </office:meta>
</office:document-meta>
</file>